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126980" officeooo:paragraph-rsid="00126980" style:font-size-asian="8.75pt" style:font-size-complex="10pt"/>
    </style:style>
    <style:style style:name="P2" style:family="paragraph" style:parent-style-name="Text_20_body">
      <style:text-properties fo:font-size="10pt" officeooo:rsid="00126980" officeooo:paragraph-rsid="00268856" style:font-size-asian="8.75pt" style:font-size-complex="10pt"/>
    </style:style>
    <style:style style:name="P3" style:family="paragraph" style:parent-style-name="Heading_20_1">
      <style:text-properties officeooo:rsid="00268856" officeooo:paragraph-rsid="00268856"/>
    </style:style>
    <style:style style:name="P4" style:family="paragraph" style:parent-style-name="Heading_20_1">
      <style:text-properties officeooo:rsid="00268856" officeooo:paragraph-rsid="0026f874"/>
    </style:style>
    <style:style style:name="P5" style:family="paragraph" style:parent-style-name="Heading_20_1">
      <style:text-properties fo:font-size="13pt" style:font-size-asian="13pt" style:font-size-complex="13pt"/>
    </style:style>
    <style:style style:name="P6" style:family="paragraph" style:parent-style-name="Heading_20_1">
      <style:text-properties fo:font-size="10pt" officeooo:rsid="00126980" style:font-size-asian="8.75pt" style:font-size-complex="10pt"/>
    </style:style>
    <style:style style:name="P7" style:family="paragraph" style:parent-style-name="Heading_20_1">
      <style:text-properties fo:font-size="10pt" officeooo:rsid="0031d9e5" officeooo:paragraph-rsid="0031d9e5" style:font-size-asian="8.75pt" style:font-size-complex="10pt"/>
    </style:style>
    <style:style style:name="P8" style:family="paragraph" style:parent-style-name="Standard">
      <style:text-properties style:font-name="Nimbus Roman" fo:font-size="11pt" officeooo:rsid="0028e4a4" style:font-size-asian="11pt" style:font-size-complex="11pt"/>
    </style:style>
    <style:style style:name="P9" style:family="paragraph" style:parent-style-name="Standard">
      <style:text-properties officeooo:paragraph-rsid="002f2829"/>
    </style:style>
    <style:style style:name="P10" style:family="paragraph" style:parent-style-name="Standard" style:list-style-name="L2">
      <style:text-properties officeooo:rsid="002f2829" officeooo:paragraph-rsid="002f2829"/>
    </style:style>
    <style:style style:name="P11" style:family="paragraph" style:parent-style-name="Standard" style:list-style-name="L2">
      <style:text-properties officeooo:rsid="002f6fca" officeooo:paragraph-rsid="002f6fca"/>
    </style:style>
    <style:style style:name="P12" style:family="paragraph" style:parent-style-name="Standard">
      <style:text-properties officeooo:rsid="002f6fca" officeooo:paragraph-rsid="002f6fca"/>
    </style:style>
    <style:style style:name="P13" style:family="paragraph" style:parent-style-name="Standard">
      <style:text-properties fo:font-style="italic" fo:font-weight="bold" officeooo:rsid="002f2829" officeooo:paragraph-rsid="002f2829" style:font-style-asian="italic" style:font-weight-asian="bold" style:font-style-complex="italic" style:font-weight-complex="bold"/>
    </style:style>
    <style:style style:name="P14" style:family="paragraph" style:parent-style-name="Standard">
      <style:text-properties fo:font-style="italic" fo:font-weight="bold" officeooo:rsid="002f6fca" officeooo:paragraph-rsid="002f6fca" style:font-style-asian="italic" style:font-weight-asian="bold" style:font-style-complex="italic" style:font-weight-complex="bold"/>
    </style:style>
    <style:style style:name="P15" style:family="paragraph" style:parent-style-name="Standard">
      <style:text-properties fo:font-weight="normal" officeooo:rsid="002f6fca" officeooo:paragraph-rsid="002f6fca" style:font-weight-asian="normal" style:font-weight-complex="normal"/>
    </style:style>
    <style:style style:name="P16" style:family="paragraph" style:parent-style-name="Standard" style:list-style-name="L3">
      <style:text-properties fo:font-weight="normal" officeooo:rsid="002f6fca" officeooo:paragraph-rsid="002f6fca" style:font-weight-asian="normal" style:font-weight-complex="normal"/>
    </style:style>
    <style:style style:name="P17" style:family="paragraph" style:parent-style-name="Standard" style:list-style-name="L3">
      <style:text-properties fo:font-weight="normal" officeooo:rsid="003187c3" officeooo:paragraph-rsid="003187c3" style:font-weight-asian="normal" style:font-weight-complex="normal"/>
    </style:style>
    <style:style style:name="P18" style:family="paragraph" style:parent-style-name="Standard">
      <style:text-properties fo:font-weight="normal" officeooo:rsid="003187c3" officeooo:paragraph-rsid="003187c3" style:font-weight-asian="normal" style:font-weight-complex="normal"/>
    </style:style>
    <style:style style:name="P19" style:family="paragraph" style:parent-style-name="Text_20_body" style:list-style-name="L4">
      <style:paragraph-properties fo:line-height="100%"/>
      <style:text-properties officeooo:rsid="0031d9e5" officeooo:paragraph-rsid="0031d9e5"/>
    </style:style>
    <style:style style:name="P20" style:family="paragraph" style:parent-style-name="Text_20_body">
      <style:paragraph-properties fo:line-height="100%"/>
      <style:text-properties officeooo:paragraph-rsid="0031d9e5"/>
    </style:style>
    <style:style style:name="P21" style:family="paragraph" style:parent-style-name="Text_20_body" style:list-style-name="L4">
      <style:paragraph-properties fo:line-height="100%"/>
      <style:text-properties officeooo:paragraph-rsid="0031d9e5"/>
    </style:style>
    <style:style style:name="P22" style:family="paragraph" style:parent-style-name="Text_20_body" style:list-style-name="L4">
      <style:paragraph-properties fo:line-height="100%"/>
      <style:text-properties officeooo:rsid="003362d8" officeooo:paragraph-rsid="003362d8"/>
    </style:style>
    <style:style style:name="P23" style:family="paragraph" style:parent-style-name="Text_20_body" style:list-style-name="L4">
      <style:paragraph-properties fo:line-height="100%"/>
      <style:text-properties officeooo:rsid="00338d6e" officeooo:paragraph-rsid="00338d6e"/>
    </style:style>
    <style:style style:name="P24" style:family="paragraph" style:parent-style-name="Text_20_body" style:list-style-name="L4">
      <style:paragraph-properties fo:line-height="100%"/>
      <style:text-properties officeooo:rsid="00352649" officeooo:paragraph-rsid="00352649"/>
    </style:style>
    <style:style style:name="P25" style:family="paragraph">
      <loext:graphic-properties draw:fill="gradient" draw:fill-gradient-name="Deep_20_Ocean"/>
    </style:style>
    <style:style style:name="T1" style:family="text">
      <style:text-properties fo:font-size="10pt" style:font-size-asian="8.75pt" style:font-size-complex="10pt"/>
    </style:style>
    <style:style style:name="T2" style:family="text">
      <style:text-properties fo:font-size="10pt" officeooo:rsid="001c8218" style:font-size-asian="8.75pt" style:font-size-complex="10pt"/>
    </style:style>
    <style:style style:name="T3" style:family="text">
      <style:text-properties fo:font-size="10pt" officeooo:rsid="002f2829" style:font-size-asian="8.75pt" style:font-size-complex="10pt"/>
    </style:style>
    <style:style style:name="T4" style:family="text">
      <style:text-properties fo:font-size="10pt" officeooo:rsid="0031d9e5" style:font-size-asian="8.75pt" style:font-size-complex="10pt"/>
    </style:style>
    <style:style style:name="T5" style:family="text">
      <style:text-properties fo:font-size="10pt" fo:font-weight="normal" officeooo:rsid="0026f874" style:font-size-asian="8.75pt" style:font-weight-asian="normal" style:font-size-complex="10pt" style:font-weight-complex="normal"/>
    </style:style>
    <style:style style:name="T6" style:family="text">
      <style:text-properties fo:font-size="10pt" style:text-underline-style="none" style:font-size-asian="8.75pt" style:font-size-complex="10pt"/>
    </style:style>
    <style:style style:name="T7" style:family="text">
      <style:text-properties officeooo:rsid="0026f874"/>
    </style:style>
    <style:style style:name="T8" style:family="text">
      <style:text-properties style:font-name="Nimbus Roman" fo:font-size="11pt" style:font-size-asian="11pt" style:font-size-complex="11pt"/>
    </style:style>
    <style:style style:name="T9" style:family="text">
      <style:text-properties style:font-name="Nimbus Roman" fo:font-size="11pt" officeooo:rsid="0028e4a4" style:font-size-asian="11pt" style:font-size-complex="11pt"/>
    </style:style>
    <style:style style:name="T10" style:family="text">
      <style:text-properties style:font-name="Nimbus Roman" fo:font-size="11pt" officeooo:rsid="002a0e5c" style:font-size-asian="11pt" style:font-size-complex="11pt"/>
    </style:style>
    <style:style style:name="T11" style:family="text">
      <style:text-properties style:font-name="Nimbus Roman" fo:font-size="11pt" officeooo:rsid="002adc12" style:font-size-asian="11pt" style:font-size-complex="11pt"/>
    </style:style>
    <style:style style:name="T12" style:family="text">
      <style:text-properties style:font-name="Nimbus Roman" fo:font-size="11pt" officeooo:rsid="002da7c9" style:font-size-asian="11pt" style:font-size-complex="11pt"/>
    </style:style>
    <style:style style:name="T13" style:family="text">
      <style:text-properties style:font-name="Nimbus Roman" fo:font-size="11pt" officeooo:rsid="002f2829" style:font-size-asian="11pt" style:font-size-complex="11pt"/>
    </style:style>
    <style:style style:name="T14" style:family="text">
      <style:text-properties style:font-name="Nimbus Roman" fo:font-size="11pt" officeooo:rsid="002f6fca" style:font-size-asian="11pt" style:font-size-complex="11pt"/>
    </style:style>
    <style:style style:name="T15" style:family="text">
      <style:text-properties style:font-name="Nimbus Roman" fo:font-size="11pt" officeooo:rsid="0030019c" style:font-size-asian="11pt" style:font-size-complex="11pt"/>
    </style:style>
    <style:style style:name="T16" style:family="text">
      <style:text-properties style:font-name="Nimbus Roman" fo:font-size="11pt" officeooo:rsid="003187c3" style:font-size-asian="11pt" style:font-size-complex="11pt"/>
    </style:style>
    <style:style style:name="T17" style:family="text">
      <style:text-properties style:font-name="Nimbus Roman" fo:font-size="11pt" officeooo:rsid="0031d9e5" style:font-size-asian="11pt" style:font-size-complex="11pt"/>
    </style:style>
    <style:style style:name="T18" style:family="text">
      <style:text-properties style:font-name="Nimbus Roman" fo:font-size="11pt" officeooo:rsid="003362d8" style:font-size-asian="11pt" style:font-size-complex="11pt"/>
    </style:style>
    <style:style style:name="T19" style:family="text">
      <style:text-properties style:font-name="Nimbus Roman" fo:font-size="11pt" officeooo:rsid="00352649" style:font-size-asian="11pt" style:font-size-complex="11pt"/>
    </style:style>
    <style:style style:name="T20" style:family="text">
      <style:text-properties style:font-name="Nimbus Roman" fo:font-size="11pt" fo:font-style="italic" officeooo:rsid="0028e4a4" style:font-size-asian="11pt" style:font-style-asian="italic" style:font-size-complex="11pt" style:font-style-complex="italic"/>
    </style:style>
    <style:style style:name="T21" style:family="text">
      <style:text-properties style:font-name="Nimbus Roman" fo:font-size="11pt" fo:font-style="italic" officeooo:rsid="0030019c" style:font-size-asian="11pt" style:font-style-asian="italic" style:font-size-complex="11pt" style:font-style-complex="italic"/>
    </style:style>
    <style:style style:name="T22" style:family="text">
      <style:text-properties fo:font-size="13pt" officeooo:rsid="002f2829" style:font-size-asian="13pt" style:font-size-complex="13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Ocean" draw:textarea-horizontal-align="justify" draw:textarea-vertical-align="middle" draw:auto-grow-height="false" fo:min-height="0.0937in" fo:min-width="8.4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CAP Analysis – RedLine Stealer</text:h>
      <text:h text:style-name="P5" text:outline-level="1">https://unit42.paloaltonetworks.com/wireshark-quiz-redline-stealer/</text:h>
      <text:h text:style-name="P4" text:outline-level="1">Capt<text:span text:style-name="T7">u</text:span>red 07/10/2023<text:line-break/><text:span text:style-name="T7">Date Analyzed 03/23/2024</text:span></text:h>
      <text:p text:style-name="P2"><draw:custom-shape text:anchor-type="paragraph" draw:z-index="0" draw:name="Shape 3" draw:style-name="gr1" draw:text-style-name="P25" svg:width="8.4996in" svg:height="0.0941in" svg:x="-0.7874in" svg:y="0.0902in"><text:p/><draw:enhanced-geometry svg:viewBox="0 0 21600 21600" draw:type="rectangle" draw:enhanced-path="M 0 0 L 21600 0 21600 21600 0 21600 0 0 Z N"/></draw:custom-shape></text:p>
      <text:p text:style-name="Standard"><text:span text:style-name="T5"><text:tab/></text:span><text:span text:style-name="T8">The pcap capture was taken 07/10/2023, beginning at 22:39:22.849048 and ended 22:39:58.364177 (UTC). Initial view of the protocol hierarchy showed 94.9% of the captured traffic was TCP. </text:span><text:span text:style-name="T9">Other notable protocols were for LDAP and Kerberos. </text:span></text:p>
      <text:p text:style-name="P8"/>
      <text:p text:style-name="Standard"><text:span text:style-name="T9"><text:tab/>I set the filter to </text:span><text:span text:style-name="T20">Frame contains “file”</text:span><text:span text:style-name="T9">. This showed hits between 10.7.10.47 and 194.26.135.119. I clicked Follow Conversation and saw lots of packets were between these two systems. Knowing 10.7.10.47 was a local domain system, I ran the other IP into VirusTotal. This was confirmed malicious. </text:span><text:span text:style-name="T10">Comments in VirusTotal indicated Red Canary. </text:span></text:p>
      <text:p text:style-name="Standard"><text:span text:style-name="T10"/></text:p>
      <text:p text:style-name="Standard"><text:span text:style-name="T10"><text:tab/></text:span><text:span text:style-name="T11">The conversation between the attacker and the infected system, began with a ACK packet to the attacker. The conversation lasted from 22:39:50.151051 to 22:39:58.364177 (UTC). <text:s/>This shows the infected system was already compromised and was ready to gather information and send to the attacker. Following the TCP conversation it was obvious the malware was gathering all crypto wallets and anything it could find that would hold the credentials. It also gathered data from within Chrome and Firefox, specifically for Microsoft Azure and Amazon </text:span><text:span text:style-name="T16">tokens</text:span><text:span text:style-name="T11">. I was not able to review the malware, but based on what was seen in the packets it was possibly putting some of this information into a .docx file. </text:span><text:span text:style-name="T14">At 22:39:57.806520 </text:span><text:span text:style-name="T19">(UTC)</text:span><text:span text:style-name="T14"> I see the infected system sending a file Top_Secret_duc</text:span><text:span text:style-name="T17">m</text:span><text:span text:style-name="T14">ent.docx. </text:span><text:span text:style-name="T17">This looks like it would contain sensitive information like system info, username and password and more. </text:span></text:p>
      <text:p text:style-name="Standard"><text:span text:style-name="T14"><text:tab/></text:span></text:p>
      <text:p text:style-name="Standard"><text:span text:style-name="T14"><text:tab/></text:span><text:span text:style-name="T15">At 22:39:57.806518 </text:span><text:span text:style-name="T18">(UTC)</text:span><text:span text:style-name="T15"> – The infected system runs a powershell command: </text:span><text:span text:style-name="T21">powershell.exe, CommandLine: "C:\Windows\System32\WindowsPowerShell\v1.0\powershell.exe" "-Command" "if((Get-ExecutionPolicy ) -ne 'AllSigned') { Set-ExecutionPolicy -Scope Process Bypass }; &amp; 'C:\Users\rwalters\Documents\mystery_file.ps1</text:span><text:span text:style-name="T15">. The command runs the usual execution bypass and runs a mystery_file.ps1 located in the user’s Documents directory.</text:span></text:p>
      <text:p text:style-name="Standard"><text:span text:style-name="T15"/></text:p>
      <text:p text:style-name="Standard"><text:span text:style-name="T15"><text:tab/></text:span><text:span text:style-name="T17">In the TCP conversation the username and password are shown in plain text. </text:span></text:p>
      <text:p text:style-name="Standard"><text:span text:style-name="T11"/></text:p>
      <text:p text:style-name="Standard"><text:span text:style-name="T11"><text:tab/>Continued investigating I saw another IP, 204.79.197.200. <text:s/>There was a bit of communication with this IP and the infected system at 22:39:34.644850 until 22:39:43.986040 (UTC). <text:s/></text:span><text:span text:style-name="T12">I saw references to docx in the TCP conversation between the infected host and 194.26.135.119. Ran a filter in Wireshark frame contains “docx”. Doing this revealed the second IP. <text:s/>Checked the new IP against VirusTotal and it showed malicious. This was a Microsoft IP, but the account associated with this IP was compromised. </text:span></text:p>
      <text:p text:style-name="Standard"><text:span text:style-name="T12"/></text:p>
      <text:p text:style-name="Standard"><text:span text:style-name="T12"><text:tab/>The packets between 10.7.10.47 and 204.79.197.200 used TLS V1.2. I was not able to see what the conversation was about because I did not have any of the encryption keys needed. </text:span></text:p>
      <text:p text:style-name="Standard"><text:span text:style-name="T11"/></text:p>
      <text:p text:style-name="P9"><text:span text:style-name="T11"><text:tab/></text:span><text:span text:style-name="T12">The entire pcap files ends with the last packet sent from 10.7.10.47 talking to </text:span><text:span text:style-name="T13">194.26.135.119 was an ACK to a PSH, ACK packet from the attacker. </text:span></text:p>
      <text:p text:style-name="P9"><text:span text:style-name="T13"/></text:p>
      <text:h text:style-name="Heading_20_1" text:outline-level="1"><draw:custom-shape text:anchor-type="paragraph" draw:z-index="1" draw:name="Shape 1" draw:style-name="gr1" draw:text-style-name="P25" svg:width="8.4996in" svg:height="0.0941in" svg:x="-0.7874in" svg:y="0.0134in"><text:p/><draw:enhanced-geometry svg:viewBox="0 0 21600 21600" draw:type="rectangle" draw:enhanced-path="M 0 0 L 21600 0 21600 21600 0 21600 0 0 Z N"/></draw:custom-shape><text:soft-page-break/><text:span text:style-name="T13"><text:s/></text:span><text:span text:style-name="T2"><text:line-break/></text:span><text:span text:style-name="T22">Attacker and Infected Host profiles</text:span></text:h>
      <text:p text:style-name="P9"><text:span text:style-name="T3"/></text:p>
      <text:p text:style-name="P13"><text:span text:style-name="T1">Attacker 194.26.135.119</text:span></text:p>
      <text:p text:style-name="P13"><text:span text:style-name="T1"/></text:p>
      <text:list xml:id="list3522837032" text:style-name="L2">
        <text:list-item>
          <text:p text:style-name="P10"><text:span text:style-name="T1">Moscow, Russia</text:span></text:p>
        </text:list-item>
        <text:list-item>
          <text:p text:style-name="P10"><text:span text:style-name="T1">ISP Chang Way Technologies Co. Ltd</text:span></text:p>
        </text:list-item>
        <text:list-item>
          <text:p text:style-name="P10"><text:span text:style-name="T1">17/93 vendors flag this as malicious – tags: red line stealer (C2 server)</text:span></text:p>
        </text:list-item>
        <text:list-item>
          <text:p text:style-name="P11"><text:span text:style-name="T1">Mac Address 00:b:64:98:ad:54 (Cisco router or firewall)</text:span></text:p>
        </text:list-item>
      </text:list>
      <text:p text:style-name="P12"><text:span text:style-name="T1"/></text:p>
      <text:p text:style-name="P14"><text:span text:style-name="T1">Infected Host 10.7.10.47</text:span></text:p>
      <text:p text:style-name="P15"><text:span text:style-name="T1"/></text:p>
      <text:list xml:id="list1247949343" text:style-name="L3">
        <text:list-item>
          <text:p text:style-name="P16"><text:span text:style-name="T1">DESKTOP-9PEA63 – part of domain coolweathercoat.com</text:span></text:p>
        </text:list-item>
        <text:list-item>
          <text:p text:style-name="P16"><text:span text:style-name="T1">Mac Address: 80:86:5b:ab:1e:c4</text:span></text:p>
        </text:list-item>
        <text:list-item>
          <text:p text:style-name="P17"><text:span text:style-name="T1">User =</text:span><text:span text:style-name="T6"> </text:span><text:a xlink:type="simple" xlink:href="mailto:rwalter@coolweathercoat" text:style-name="Internet_20_link" text:visited-style-name="Visited_20_Internet_20_Link">rwalter@coolweathercoat</text:a><text:span text:style-name="T1">[.]com</text:span></text:p>
        </text:list-item>
        <text:list-item>
          <text:p text:style-name="P17"><text:span text:style-name="T1">Password used is weak </text:span><text:a xlink:type="simple" xlink:href="mailto:My_p@ssw0rd" text:style-name="Internet_20_link" text:visited-style-name="Visited_20_Internet_20_Link"><text:span text:style-name="T1">My_p@ssw0rd</text:span></text:a></text:p>
        </text:list-item>
      </text:list>
      <text:p text:style-name="P18"><text:span text:style-name="T1"/></text:p>
      <text:p text:style-name="P18"><text:span text:style-name="T1"/></text:p>
      <text:h text:style-name="P7" text:outline-level="1"><draw:custom-shape text:anchor-type="paragraph" draw:z-index="2" draw:name="Shape 2" draw:style-name="gr1" draw:text-style-name="P25" svg:width="8.4996in" svg:height="0.0941in" svg:x="-0.7874in" svg:y="0.0134in"><text:p/><draw:enhanced-geometry svg:viewBox="0 0 21600 21600" draw:type="rectangle" draw:enhanced-path="M 0 0 L 21600 0 21600 21600 0 21600 0 0 Z N"/></draw:custom-shape>Additional Observations</text:h>
      <text:p text:style-name="P20"><text:span text:style-name="T4"/></text:p>
      <text:list xml:id="list135443297" text:style-name="L4">
        <text:list-item>
          <text:p text:style-name="P21"><text:span text:style-name="T4">Infected host did communicate with its DC server, 10.7.10.9 -- Dell system - Mac Address: 10:98:36:f4:95:c1. This server is both a DC and a DNS server. The attacker did not communicate directly with it.</text:span></text:p>
        </text:list-item>
        <text:list-item>
          <text:p text:style-name="P21"><text:span text:style-name="T4">Total packets exchanged between attacker 194.26.135.119 and 10.7.10.47 were 747, 549KBs of data transferred</text:span></text:p>
        </text:list-item>
        <text:list-item>
          <text:p text:style-name="P24"><text:span text:style-name="T4">A</text:span><text:span text:style-name="T1">dditional compromised MS Office account was talked to by the infected system. <text:s/></text:span><text:span text:style-name="T11">204.79.197.200</text:span></text:p>
        </text:list-item>
        <text:list-item>
          <text:p text:style-name="P19"><text:span text:style-name="T1">User’s credentials were compromised</text:span></text:p>
        </text:list-item>
        <text:list-item>
          <text:p text:style-name="P22"><text:span text:style-name="T1">Malware was finding tokens and crypto wallets</text:span></text:p>
        </text:list-item>
        <text:list-item>
          <text:p text:style-name="P23"><text:span text:style-name="T1">Total packet record time under 36 seconds.</text:span></text:p>
        </text:list-item>
      </text:list>
      <text:p text:style-name="P20"><text:span text:style-name="T4"/></text:p>
      <text:h text:style-name="Heading_20_1" text:outline-level="1"><text:line-break/></text:h>
      <text:p text:style-name="P1"/>
      <text:h text:style-name="P6"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Deep_20_Ocean" draw:display-name="Deep Ocean" draw:style="radial" draw:cx="50%" draw:cy="50%" draw:start-color="#000000" draw:end-color="#729fcf" draw:start-intensity="100%" draw:end-intensity="1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20:51:53.225344573</meta:creation-date>
    <dc:date>2024-03-26T09:56:03.089984579</dc:date>
    <meta:editing-duration>PT1H50M22S</meta:editing-duration>
    <meta:editing-cycles>24</meta:editing-cycles>
    <meta:generator>LibreOffice/7.3.7.2$Linux_X86_64 LibreOffice_project/30$Build-2</meta:generator>
    <meta:document-statistic meta:table-count="0" meta:image-count="0" meta:object-count="0" meta:page-count="2" meta:paragraph-count="31" meta:word-count="578" meta:character-count="3927" meta:non-whitespace-character-count="3364"/>
  </office:meta>
</office:document-meta>
</file>